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29cm" fo:min-width="1.3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76cm" fo:min-width="1.3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2cm" fo:min-width="1.11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86cm" fo:min-width="0.8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29cm" fo:min-width="1.2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67cm" fo:min-width="0.9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4cm" fo:min-width="1.57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2cm" fo:min-width="1.06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29cm" fo:min-width="1.16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53cm" fo:min-width="1.11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29cm" fo:min-width="1.21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13cm" fo:min-width="1.31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67cm" fo:min-width="0.96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3cm" fo:min-width="1.26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9cm" fo:min-width="1.2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52cm" fo:min-width="1.56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61cm" fo:min-width="1.67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13cm" fo:min-width="1.62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38cm" fo:min-width="1.3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37cm" fo:min-width="1.11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76cm" fo:min-width="1.62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67cm" fo:min-width="1.471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491cm" fo:min-width="1.32cm"/>
      <style:paragraph-properties style:writing-mode="lr-tb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5cm" fo:min-width="1.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1.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35cm" fo:min-width="1.9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5cm" fo:min-width="1.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5cm" fo:min-width="1.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65cm" fo:min-width="2.8cm"/>
      <style:paragraph-properties style:writing-mode="lr-tb"/>
    </style:style>
    <style:style style:name="gr37" style:family="graphic" style:parent-style-name="standard">
      <style:graphic-properties draw:stroke="dash" draw:stroke-dash="Long_20_Dash_20__28_Rounded_29_"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Long_20_Dash_20__28_Rounded_29_" svg:stroke-width="0.053cm" svg:stroke-color="#000000" draw:marker-start-width="0.279cm" draw:marker-end-width="0.279cm" svg:stroke-linecap="round" draw:fill="none" draw:fill-color="#000000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style:writing-mode="lr-tb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775cm" svg:height="1.039cm" svg:x="8.325cm" svg:y="5.746cm">
          <draw:text-box>
            <text:p><text:span text:style-name="T1">Transporte de </text:span></text:p>
            <text:p><text:span text:style-name="T1">passageiros</text:span></text:p>
          </draw:text-box>
        </draw:frame>
        <draw:custom-shape draw:style-name="gr2" draw:text-style-name="P2" xml:id="id6" draw:id="id6" draw:layer="layout" svg:width="1.819cm" svg:height="0.679cm" svg:x="7.5cm" svg:y="9.167cm">
          <text:p text:style-name="P2"><text:span text:style-name="T1">Passageir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.82cm" svg:height="0.926cm" svg:x="11.5cm" svg:y="12.82cm">
          <text:p text:style-name="P2"><text:span text:style-name="T1">Pagament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617cm" svg:height="0.802cm" svg:x="12cm" svg:y="8.246cm">
          <text:p text:style-name="P2"><text:span text:style-name="T1">Orige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367cm" svg:height="0.536cm" svg:x="12.1cm" svg:y="7.31cm">
          <text:p text:style-name="P2"><text:span text:style-name="T1">Ro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.617cm" svg:height="0.802cm" svg:x="11.983cm" svg:y="9.544cm">
          <text:p text:style-name="P2"><text:span text:style-name="T1">Destin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1.768cm" svg:height="0.679cm" svg:x="12cm" svg:y="10.846cm"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1.465cm" svg:height="0.617cm" svg:x="12.4cm" svg:y="11.746cm">
          <text:p text:style-name="P2"><text:span text:style-name="T1">Veícul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75cm" svg:height="1.039cm" svg:x="16.1cm" svg:y="4.646cm">
          <draw:text-box>
            <text:p><text:span text:style-name="T1">Transporte de </text:span></text:p>
            <text:p><text:span text:style-name="T1">encomendas</text:span></text:p>
          </draw:text-box>
        </draw:frame>
        <draw:custom-shape draw:style-name="gr8" draw:text-style-name="P2" xml:id="id16" draw:id="id16" draw:layer="layout" svg:width="2.072cm" svg:height="0.864cm" svg:x="18.628cm" svg:y="6.482cm">
          <text:p text:style-name="P2"><text:span text:style-name="T1">Encomend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1.567cm" svg:height="0.802cm" svg:x="18.701cm" svg:y="8.466cm">
          <text:p text:style-name="P2"><text:span text:style-name="T1">Entreg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1.668cm" svg:height="0.679cm" svg:x="18.6cm" svg:y="9.885cm">
          <text:p text:style-name="P2"><text:span text:style-name="T1">Colet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1.617cm" svg:height="0.803cm" svg:x="13.683cm" svg:y="8.243cm">
          <text:p text:style-name="P2"><text:span text:style-name="T1">Origem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1.718cm" svg:height="0.679cm" svg:x="13.582cm" svg:y="7.246cm">
          <text:p text:style-name="P2"><text:span text:style-name="T1">Ro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617cm" svg:height="0.802cm" svg:x="13.723cm" svg:y="9.493cm">
          <text:p text:style-name="P2"><text:span text:style-name="T1">Destino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9" draw:id="id19" draw:layer="layout" svg:width="1.819cm" svg:height="0.863cm" svg:x="13.5cm" svg:y="12.583cm">
          <text:p text:style-name="P2"><text:span text:style-name="T1">Pagamento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8" draw:id="id18" draw:layer="layout" svg:width="1.466cm" svg:height="0.617cm" svg:x="14.127cm" svg:y="11.838cm">
          <text:p text:style-name="P2"><text:span text:style-name="T1">Veículo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1.769cm" svg:height="0.803cm" svg:x="18.7cm" svg:y="10.903cm">
          <text:p text:style-name="P2"><text:span text:style-name="T1">Remetent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1.719cm" svg:height="0.74cm" svg:x="18.781cm" svg:y="12.206cm">
          <text:p text:style-name="P2"><text:span text:style-name="T1">Recebed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7" draw:id="id17" draw:layer="layout" svg:width="1.768cm" svg:height="0.679cm" svg:x="13.932cm" svg:y="10.846cm"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2.14cm" svg:height="0.645cm" svg:x="9.36cm" svg:y="18.746cm">
          <draw:text-box>
            <text:p><text:span text:style-name="T1">Financeiro</text:span></text:p>
          </draw:text-box>
        </draw:frame>
        <draw:frame draw:style-name="gr18" draw:text-style-name="P1" draw:layer="layout" svg:width="2.725cm" svg:height="0.645cm" svg:x="16.275cm" svg:y="15.346cm">
          <draw:text-box>
            <text:p><text:span text:style-name="T1">Administração</text:span></text:p>
          </draw:text-box>
        </draw:frame>
        <draw:custom-shape draw:style-name="gr19" draw:text-style-name="P2" xml:id="id21" draw:id="id21" draw:layer="layout" svg:width="2.069cm" svg:height="0.802cm" svg:x="12.054cm" svg:y="13.91cm">
          <text:p text:style-name="P2"><text:span text:style-name="T1">Pagamento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8" draw:id="id28" draw:layer="layout" svg:width="2.172cm" svg:height="1.111cm" svg:x="6.8cm" svg:y="16.335cm">
          <text:p text:style-name="P2"><text:span text:style-name="T1">Repasse ao</text:span></text:p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7" draw:id="id27" draw:layer="layout" svg:width="2.123cm" svg:height="0.863cm" svg:x="11.8cm" svg:y="16.771cm">
          <text:p text:style-name="P2"><text:span text:style-name="T1">Valor 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6" draw:id="id26" draw:layer="layout" svg:width="1.87cm" svg:height="0.988cm" svg:x="14.253cm" svg:y="15.546cm">
          <text:p text:style-name="P2"><text:span text:style-name="T1">Cadastro</text:span></text:p>
          <text:p text:style-name="P2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23" draw:id="id23" draw:layer="layout" svg:width="1.617cm" svg:height="0.987cm" svg:x="17.206cm" svg:y="16.034cm">
          <text:p text:style-name="P2"><text:span text:style-name="T1">Cadastro</text:span></text:p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24" draw:id="id24" draw:layer="layout" svg:width="2.122cm" svg:height="0.926cm" svg:x="16.923cm" svg:y="17.408cm">
          <text:p text:style-name="P2"><text:span text:style-name="T1">Aprovação</text:span></text:p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25" draw:id="id25" draw:layer="layout" svg:width="1.971cm" svg:height="0.617cm" svg:x="14.223cm" svg:y="17.634cm">
          <text:p text:style-name="P2"><text:span text:style-name="T1">Politica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2" draw:id="id22" draw:layer="layout" svg:width="1.82cm" svg:height="0.741cm" svg:x="11.6cm" svg:y="15.746cm">
          <text:p text:style-name="P2"><text:span text:style-name="T1">Valor Base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12.884cm" svg:y1="11.525cm" svg:x2="13.132cm" svg:y2="11.746cm" draw:start-shape="id1" draw:start-glue-point="2" draw:end-shape="id2" draw:end-glue-point="0" svg:d="M12884 11525v110h248v111" svg:viewBox="0 0 249 222">
          <text:p/>
        </draw:connector>
        <draw:connector draw:style-name="gr27" draw:text-style-name="P3" draw:layer="layout" svg:x1="12.783cm" svg:y1="7.846cm" svg:x2="12.808cm" svg:y2="8.246cm" draw:start-shape="id3" draw:start-glue-point="2" draw:end-shape="id4" draw:end-glue-point="0" svg:d="M12783 7846v200h25v200" svg:viewBox="0 0 26 401">
          <text:p/>
        </draw:connector>
        <draw:connector draw:style-name="gr27" draw:text-style-name="P3" draw:layer="layout" svg:x1="12.1cm" svg:y1="7.578cm" svg:x2="11.983cm" svg:y2="9.945cm" draw:start-shape="id3" draw:start-glue-point="3" draw:end-shape="id5" draw:end-glue-point="3" svg:d="M12100 7578h-619v2367h502" svg:viewBox="0 0 620 2368">
          <text:p/>
        </draw:connector>
        <draw:custom-shape draw:style-name="gr28" draw:text-style-name="P4" xml:id="id7" draw:id="id7" draw:layer="layout" svg:width="1.7cm" svg:height="0.7cm" svg:x="8.7cm" svg:y="10.346cm">
          <text:p text:style-name="P4"><text:span text:style-name="T2">Viagem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8.409cm" svg:y1="9.846cm" svg:x2="9.55cm" svg:y2="10.346cm" draw:start-shape="id6" draw:start-glue-point="2" draw:end-shape="id7" draw:end-glue-point="0" svg:d="M8409 9846v250h1141v250" svg:viewBox="0 0 1142 501">
          <text:p/>
        </draw:connector>
        <draw:connector draw:style-name="gr27" draw:text-style-name="P3" draw:layer="layout" draw:line-skew="0cm 0.337cm" svg:x1="10.4cm" svg:y1="10.696cm" svg:x2="12.783cm" svg:y2="7.31cm" draw:start-shape="id7" draw:start-glue-point="1" draw:end-shape="id3" draw:end-glue-point="0" svg:d="M10400 10696h850v-3550h1533v164" svg:viewBox="0 0 2384 3551">
          <text:p/>
        </draw:connector>
        <draw:connector draw:style-name="gr27" draw:text-style-name="P3" draw:layer="layout" svg:x1="9.55cm" svg:y1="11.046cm" svg:x2="12cm" svg:y2="11.185cm" draw:start-shape="id7" draw:start-glue-point="2" draw:end-shape="id1" draw:end-glue-point="3" svg:d="M9550 11046v501h1650v-362h800" svg:viewBox="0 0 2451 502">
          <text:p/>
        </draw:connector>
        <draw:connector draw:style-name="gr27" draw:text-style-name="P3" draw:layer="layout" svg:x1="9.55cm" svg:y1="11.046cm" svg:x2="11.5cm" svg:y2="13.283cm" draw:start-shape="id7" draw:start-glue-point="2" draw:end-shape="id8" draw:end-glue-point="3" svg:d="M9550 11046v2237h1950" svg:viewBox="0 0 1951 2238">
          <text:p/>
        </draw:connector>
        <draw:connector draw:style-name="gr27" draw:text-style-name="P3" draw:layer="layout" svg:x1="14.441cm" svg:y1="7.925cm" svg:x2="14.491cm" svg:y2="8.243cm" draw:start-shape="id9" draw:start-glue-point="2" draw:end-shape="id10" draw:end-glue-point="0" svg:d="M14441 7925v158h50v160" svg:viewBox="0 0 51 319">
          <text:p/>
        </draw:connector>
        <draw:connector draw:style-name="gr27" draw:text-style-name="P3" draw:layer="layout" svg:x1="15.3cm" svg:y1="7.585cm" svg:x2="15.34cm" svg:y2="9.894cm" draw:start-shape="id9" draw:start-glue-point="1" draw:end-shape="id11" draw:end-glue-point="1" svg:d="M15300 7585h540v2309h-500" svg:viewBox="0 0 541 2310">
          <text:p/>
        </draw:connector>
        <draw:connector draw:style-name="gr27" draw:text-style-name="P3" draw:layer="layout" svg:x1="19.484cm" svg:y1="9.268cm" svg:x2="19.434cm" svg:y2="9.885cm" draw:start-shape="id12" draw:start-glue-point="2" draw:end-shape="id13" draw:end-glue-point="0" svg:d="M19484 9268v308h-50v309" svg:viewBox="0 0 51 618">
          <text:p/>
        </draw:connector>
        <draw:connector draw:style-name="gr27" draw:text-style-name="P3" draw:layer="layout" svg:x1="20.469cm" svg:y1="11.304cm" svg:x2="20.268cm" svg:y2="8.867cm" draw:start-shape="id14" draw:start-glue-point="1" draw:end-shape="id12" draw:end-glue-point="1" svg:d="M20469 11304h500v-2437h-701" svg:viewBox="0 0 702 2438">
          <text:p/>
        </draw:connector>
        <draw:connector draw:style-name="gr27" draw:text-style-name="P3" draw:layer="layout" draw:line-skew="0.6cm" svg:x1="20.5cm" svg:y1="12.576cm" svg:x2="19.484cm" svg:y2="8.466cm" draw:start-shape="id15" draw:start-glue-point="1" draw:end-shape="id12" draw:end-glue-point="0" svg:d="M20500 12576h1100v-4611h-2116v501" svg:viewBox="0 0 2117 4612">
          <text:p/>
        </draw:connector>
        <draw:connector draw:style-name="gr27" draw:text-style-name="P3" draw:layer="layout" svg:x1="18.701cm" svg:y1="8.867cm" svg:x2="14.441cm" svg:y2="7.246cm" draw:start-shape="id12" draw:start-glue-point="3" draw:end-shape="id9" draw:end-glue-point="0" svg:d="M18701 8867h-1701v-2123h-2559v502" svg:viewBox="0 0 4261 2124">
          <text:p/>
        </draw:connector>
        <draw:connector draw:style-name="gr27" draw:text-style-name="P3" draw:layer="layout" svg:x1="19.664cm" svg:y1="7.346cm" svg:x2="19.484cm" svg:y2="8.466cm" draw:start-shape="id16" draw:start-glue-point="2" draw:end-shape="id12" draw:end-glue-point="0" svg:d="M19664 7346v560h-180v560" svg:viewBox="0 0 181 1121">
          <text:p/>
        </draw:connector>
        <draw:connector draw:style-name="gr27" draw:text-style-name="P3" draw:layer="layout" draw:line-skew="-0.1cm" svg:x1="18.701cm" svg:y1="8.867cm" svg:x2="15.7cm" svg:y2="11.185cm" draw:start-shape="id12" draw:start-glue-point="3" draw:end-shape="id17" draw:end-glue-point="1" svg:d="M18701 8867h-1601v2318h-1400" svg:viewBox="0 0 3002 2319">
          <text:p/>
        </draw:connector>
        <draw:connector draw:style-name="gr27" draw:text-style-name="P3" draw:layer="layout" svg:x1="14.816cm" svg:y1="11.525cm" svg:x2="14.86cm" svg:y2="11.838cm" draw:start-shape="id17" draw:start-glue-point="2" draw:end-shape="id18" draw:end-glue-point="0" svg:d="M14816 11525v156h44v157" svg:viewBox="0 0 45 314">
          <text:p/>
        </draw:connector>
        <draw:connector draw:style-name="gr27" draw:text-style-name="P3" draw:layer="layout" draw:line-skew="0.091cm" svg:x1="18.701cm" svg:y1="8.867cm" svg:x2="15.319cm" svg:y2="13.014cm" draw:start-shape="id12" draw:start-glue-point="3" draw:end-shape="id19" draw:end-glue-point="1" svg:d="M18701 8867h-1601v4147h-1781" svg:viewBox="0 0 3383 4148">
          <text:p/>
        </draw:connector>
        <draw:connector draw:style-name="gr27" draw:text-style-name="P3" draw:layer="layout" svg:x1="9.2cm" svg:y1="18.396cm" svg:x2="12.054cm" svg:y2="14.311cm" draw:start-shape="id20" draw:start-glue-point="1" draw:end-shape="id21" svg:d="M9200 18396h1427v-4085h1427" svg:viewBox="0 0 2855 4086">
          <text:p/>
        </draw:connector>
        <draw:connector draw:style-name="gr27" draw:text-style-name="P3" draw:layer="layout" svg:x1="11.6cm" svg:y1="16.116cm" svg:x2="13.088cm" svg:y2="14.712cm" draw:start-shape="id22" draw:start-glue-point="3" draw:end-shape="id21" draw:end-glue-point="2" svg:d="M11600 16116h-501v-887h1989v-517" svg:viewBox="0 0 1990 1405">
          <text:p/>
        </draw:connector>
        <draw:connector draw:style-name="gr27" draw:text-style-name="P3" draw:layer="layout" svg:x1="18.014cm" svg:y1="17.021cm" svg:x2="17.984cm" svg:y2="17.408cm" draw:start-shape="id23" draw:start-glue-point="2" draw:end-shape="id24" draw:end-glue-point="0" svg:d="M18014 17021v193h-30v194" svg:viewBox="0 0 31 388">
          <text:p/>
        </draw:connector>
        <draw:connector draw:style-name="gr27" draw:text-style-name="P3" draw:layer="layout" svg:x1="17.206cm" svg:y1="16.527cm" svg:x2="16.194cm" svg:y2="17.942cm" draw:start-shape="id23" draw:start-glue-point="3" draw:end-shape="id25" draw:end-glue-point="1" svg:d="M17206 16527h-507v1415h-505" svg:viewBox="0 0 1013 1416">
          <text:p/>
        </draw:connector>
        <draw:connector draw:style-name="gr27" draw:text-style-name="P3" draw:layer="layout" svg:x1="15.208cm" svg:y1="17.634cm" svg:x2="15.188cm" svg:y2="16.534cm" draw:start-shape="id25" draw:start-glue-point="0" draw:end-shape="id26" draw:end-glue-point="2" svg:d="M15208 17634v-550h-20v-550" svg:viewBox="0 0 21 1101">
          <text:p/>
        </draw:connector>
        <draw:connector draw:style-name="gr27" draw:text-style-name="P3" draw:layer="layout" svg:x1="14.223cm" svg:y1="17.942cm" svg:x2="12.861cm" svg:y2="17.634cm" draw:start-shape="id25" draw:start-glue-point="3" draw:end-shape="id27" draw:end-glue-point="2" svg:d="M14223 17942h-1362v-308" svg:viewBox="0 0 1363 309">
          <text:p/>
        </draw:connector>
        <draw:custom-shape draw:style-name="gr29" draw:text-style-name="P4" xml:id="id20" draw:id="id20" draw:layer="layout" svg:width="2.3cm" svg:height="0.9cm" svg:x="6.9cm" svg:y="17.946cm">
          <text:p text:style-name="P4"><text:span text:style-name="T2">Instituição</text:span></text:p>
          <text:p text:style-name="P4"><text:span text:style-name="T2">financeira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7.886cm" svg:y1="17.446cm" svg:x2="8.05cm" svg:y2="17.946cm" draw:start-shape="id28" draw:start-glue-point="2" draw:end-shape="id20" draw:end-glue-point="0" svg:d="M7886 17446v250h164v250" svg:viewBox="0 0 165 501">
          <text:p/>
        </draw:connector>
        <draw:custom-shape draw:style-name="gr30" draw:text-style-name="P5" xml:id="id29" draw:id="id29" draw:layer="layout" svg:width="1.6cm" svg:height="0.6cm" svg:x="11.5cm" svg:y="5.446cm">
          <text:p text:style-name="P5"><text:span text:style-name="T2">Avali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30" draw:id="id30" draw:layer="layout" svg:width="1.6cm" svg:height="0.6cm" svg:x="13.685cm" svg:y="5.62cm">
          <text:p text:style-name="P5"><text:span text:style-name="T2">Avaliação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line-skew="-1.35cm" svg:x1="9.55cm" svg:y1="10.346cm" svg:x2="12.3cm" svg:y2="6.046cm" draw:start-shape="id7" draw:start-glue-point="0" draw:end-shape="id29" draw:end-glue-point="2" svg:d="M9550 10346v-3500h2750v-800" svg:viewBox="0 0 2751 4301">
          <text:p/>
        </draw:connector>
        <draw:connector draw:style-name="gr27" draw:text-style-name="P3" draw:layer="layout" draw:line-skew="0.55cm" svg:x1="18.701cm" svg:y1="8.867cm" svg:x2="15.285cm" svg:y2="5.92cm" draw:start-shape="id12" draw:start-glue-point="3" draw:end-shape="id30" draw:end-glue-point="1" svg:d="M18701 8867h-1158v-2947h-2258" svg:viewBox="0 0 3417 2948">
          <text:p/>
        </draw:connector>
        <draw:frame draw:style-name="gr31" draw:text-style-name="P1" draw:layer="layout" svg:width="2.2cm" svg:height="0.645cm" svg:x="10.7cm" svg:y="1.746cm">
          <draw:text-box>
            <text:p><text:span text:style-name="T1">Suporte</text:span></text:p>
          </draw:text-box>
        </draw:frame>
        <draw:custom-shape draw:style-name="gr32" draw:text-style-name="P5" xml:id="id37" draw:id="id37" draw:layer="layout" svg:width="2.1cm" svg:height="1cm" svg:x="13.6cm" svg:y="1.446cm">
          <text:p text:style-name="P5"><text:span text:style-name="T2">Atendimento</text:span></text:p>
          <text:p text:style-name="P5"><text:span text:style-name="T2">(SAC)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xml:id="id36" draw:id="id36" draw:layer="layout" svg:width="2.4cm" svg:height="0.6cm" svg:x="12.1cm" svg:y="3.146cm">
          <text:p text:style-name="P5"><text:span text:style-name="T2">Reclamações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xml:id="id31" draw:id="id31" draw:layer="layout" svg:width="2.1cm" svg:height="0.6cm" svg:x="12.423cm" svg:y="18.734cm">
          <text:p text:style-name="P4"><text:span text:style-name="T2">Banimento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15.208cm" svg:y1="18.251cm" svg:x2="14.523cm" svg:y2="19.034cm" draw:start-shape="id25" draw:start-glue-point="2" draw:end-shape="id31" draw:end-glue-point="1" svg:d="M15208 18251v783h-685" svg:viewBox="0 0 686 784">
          <text:p/>
        </draw:connector>
        <draw:custom-shape draw:style-name="gr33" draw:text-style-name="P5" xml:id="id32" draw:id="id32" draw:layer="layout" svg:width="2.4cm" svg:height="0.6cm" svg:x="10.2cm" svg:y="3.946cm">
          <text:p text:style-name="P5"><text:span text:style-name="T2">Reclamações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xml:id="id33" draw:id="id33" draw:layer="layout" svg:width="2.4cm" svg:height="0.6cm" svg:x="13.699cm" svg:y="4.035cm">
          <text:p text:style-name="P5"><text:span text:style-name="T2">Reclamações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12.3cm" svg:y1="5.446cm" svg:x2="11.4cm" svg:y2="4.546cm" draw:start-shape="id29" draw:start-glue-point="0" draw:end-shape="id32" draw:end-glue-point="2" svg:d="M12300 5446v-450h-900v-450" svg:viewBox="0 0 901 901">
          <text:p/>
        </draw:connector>
        <draw:connector draw:style-name="gr27" draw:text-style-name="P3" draw:layer="layout" svg:x1="14.485cm" svg:y1="5.62cm" svg:x2="14.899cm" svg:y2="4.635cm" draw:start-shape="id30" draw:start-glue-point="0" draw:end-shape="id33" draw:end-glue-point="2" svg:d="M14485 5620v-492h414v-493" svg:viewBox="0 0 415 986">
          <text:p/>
        </draw:connector>
        <draw:custom-shape draw:style-name="gr35" draw:text-style-name="P4" xml:id="id38" draw:id="id38" draw:layer="layout" svg:width="1.6cm" svg:height="0.8cm" svg:x="14.523cm" svg:y="14.21cm">
          <text:p text:style-name="P4"><text:span text:style-name="T2">Aplicativo </text:span></text:p>
          <text:p text:style-name="P4"><text:span text:style-name="T2">mobile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34" draw:id="id34" draw:layer="layout" svg:width="1.6cm" svg:height="0.8cm" svg:x="16.423cm" svg:y="14.01cm">
          <text:p text:style-name="P4"><text:span text:style-name="T2">Aplicativo </text:span></text:p>
          <text:p text:style-name="P4"><text:span text:style-name="T2">mobile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15.7cm" svg:y1="11.185cm" svg:x2="17.223cm" svg:y2="14.01cm" draw:start-shape="id17" draw:start-glue-point="1" draw:end-shape="id34" draw:end-glue-point="0" svg:d="M15700 11185h1523v2825" svg:viewBox="0 0 1524 2826">
          <text:p/>
        </draw:connector>
        <draw:custom-shape draw:style-name="gr36" draw:text-style-name="P4" xml:id="id35" draw:id="id35" draw:layer="layout" svg:width="3.3cm" svg:height="0.9cm" svg:x="15.723cm" svg:y="18.834cm">
          <text:p text:style-name="P4"><text:span text:style-name="T2">Armazenamento de </text:span></text:p>
          <text:p text:style-name="P4"><text:span text:style-name="T2">dados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15.208cm" svg:y1="18.251cm" svg:x2="15.723cm" svg:y2="19.284cm" draw:start-shape="id25" draw:start-glue-point="2" draw:end-shape="id35" draw:end-glue-point="3" svg:d="M15208 18251v1033h515" svg:viewBox="0 0 516 1034">
          <text:p/>
        </draw:connector>
        <draw:connector draw:style-name="gr27" draw:text-style-name="P3" draw:layer="layout" svg:x1="13.3cm" svg:y1="3.146cm" svg:x2="13.6cm" svg:y2="1.946cm" draw:start-shape="id36" draw:start-glue-point="0" draw:end-shape="id37" draw:end-glue-point="3" svg:d="M13300 3146v-1200h300" svg:viewBox="0 0 301 1201">
          <text:p/>
        </draw:connector>
        <draw:path draw:style-name="gr37" draw:text-style-name="P6" draw:layer="layout" svg:width="6.627cm" svg:height="2.897cm" svg:x="10.257cm" svg:y="1.1cm" svg:viewBox="0 0 6628 2898" svg:d="M4900 34c-635-11-1271 16-1905-27-293-20-598-2-873 106-323 126-665 195-979 344-288 137-745 126-847 450-100 316-334 557-291 873 47 344 439 492 715 661 262 160 568 222 873 265 292 41 579 92 873 132 287 39 586-45 873 0 286 45 566 23 847 53 325 35 629-77 952-79 334-2 630-196 900-371 296-193 294-573 423-873 126-292 220-628 132-952l-185-265-265-238z">
          <text:p/>
        </draw:path>
        <draw:connector draw:style-name="gr27" draw:text-style-name="P3" draw:layer="layout" draw:line-skew="1.75cm" svg:x1="8.409cm" svg:y1="9.846cm" svg:x2="15.323cm" svg:y2="14.21cm" draw:start-shape="id6" draw:start-glue-point="2" draw:end-shape="id38" draw:end-glue-point="0" svg:d="M8409 9846v3932h6914v432" svg:viewBox="0 0 6915 4365">
          <text:p/>
        </draw:connector>
        <draw:path draw:style-name="gr38" draw:text-style-name="P7" draw:layer="layout" svg:width="7.705cm" svg:height="4.907cm" svg:x="11.583cm" svg:y="15.103cm" svg:viewBox="0 0 7706 4908" svg:d="M1016 4566c326 0 653-2 979 0 309 3 609 62 926 106 369 51 686 156 1058 185 303 24 605 84 900 26 331-65 664-174 1005-132 311 38 612-18 926-27 307-9 750-37 847-370 80-273 41-564 26-847-17-317 7-636-26-952-33-322-160-614-133-953 26-326 89-682-79-979-161-285-400-709-847-608-292 66-601-9-899 0-304 10-610 46-900 132-361 107-723 69-1085 80-292 9-584 24-873 105-313 88-570 462-344 741 370 456-352 309-529 318-309 16-620 14-926 53-302 39-733 39-847 317-129 315-404 556 80 900 307 219 96 668 132 1005l53 265 53 291v53z">
          <text:p/>
        </draw:path>
        <draw:path draw:style-name="gr37" draw:text-style-name="P6" draw:layer="layout" svg:width="9.486cm" svg:height="11.632cm" svg:x="6.872cm" svg:y="3.581cm" svg:viewBox="0 0 9487 11633" svg:d="M6772 10063c302 0 606-3 908 0 311 3 625-25 934 26 297 48 710 132 778 467 57 280 194 626-26 856-291 304-755 206-1141 207-323 0-709-7-934-259-197-222 3-566-78-830-114-372-530-159-804-208-301-55-604-17-908-52-275-32-553-2-830-26-284-25-571 0-856 0-277 0-554 0-830 0-321 0-642 27-960 0-288-26-570 62-856-155-309-235-370-559-519-856-159-316-31-678-77-1012-42-300-157-579-208-882-47-280-170-541-285-804-128-293-68-623-52-934 17-316 245-569 363-856 110-267 333-511 337-804 3-271 67-515 78-778 13-313 60-623 104-934 50-354 224-686 493-908 273-226 601-371 907-544 300-170 660-241 908-493 247-251 588-145 882-208 290-62 590 4 882-52 290-57 615-19 856 182 267 221 543 475 649 804 90 280 94 602 0 882-97 290-82 570-78 856 4 285 173 547 207 830 32 265 32 538 0 804-37 304 52 564 104 856 51 287 205 566 156 856-46 271-90 563 26 804 138 286 106 537 233 804 120 253 36 559-104 805s-308 399-674 544c-479 190 416 305 285 701l208 207z">
          <text:p/>
        </draw:path>
        <draw:path draw:style-name="gr37" draw:text-style-name="P6" draw:layer="layout" svg:width="7.746cm" svg:height="6.393cm" svg:x="6.381cm" svg:y="13.693cm" svg:viewBox="0 0 7747 6394" svg:d="M5188 3219c302-207 653-136 986-129 288 6 571-49 830-156 257-106 604-153 700-493 89-315-63-576-130-856-74-303 248-466 156-778-58-193 115-616-311-571-297 31-533-224-856-207-302 16-614-72-908 0-282 69-568 120-856 155-277 34-552 116-804 234-330 155-514 509-675 830-144 288-270 616-544 804-253 174-584 174-882 182-320 9-641-17-960 0-306 16-624 124-804 441-161 284-165 605-52 882 116 286 171 595 207 907 32 282-20 556 104 830 151 333 469 493 778 597 278 94 581 92 856 208 312 132 563 31 856 207 260 156 583 53 882 78 298 25 607-39 882-156 267-114 593-112 726-467 106-285 116-581 26-856-84-257-96-536-77-804 20-280 125-548 129-830l26-130z">
          <text:p/>
        </draw:path>
        <draw:path draw:style-name="gr37" draw:text-style-name="P6" draw:layer="layout" svg:width="9.648cm" svg:height="11.334cm" svg:x="13.213cm" svg:y="3.865cm" svg:viewBox="0 0 9649 11335" svg:d="M3673 11232c-330 46-570-314-544-597 28-287-119-539-363-726-302-232-591-206-908-338-255-106-560-58-830 26-305 95-530-204-779-311-493-210-12-550 182-726 223-201 366-516 363-830-2-260 74-542-52-779-131-249-355-488-311-804 36-257 22-520 0-778-22-281-125-551-156-830-29-267-13-531-51-804-40-290-114-553-182-830-63-263-8-525 78-778 90-264 77-543 104-830 33-332-301-549-208-830 113-341 555-302 856-415 269-100 570-25 856-26 285-1 570-10 856 26 292 37 595-46 882 77 308 132 369 574 778 571 311-1 630 156 934 78 404-103 603 332 648 622 45 287-37 731 364 805 274 51 556 61 830 26 366-47 597 217 856 389 316 210 613 444 882 726 271 284 477 613 700 934 190 273 289 665 52 908-220 227-436 499-467 830-28 303-21 605-26 908-3 284-28 572 0 856 28 280-52 549-182 778-171 303-540 418-856 544-290 116-562 276-830 441-308 190-675 260-1011 390-281 109-785 71-752 518 26 332-208 640-519 701l-260 103-259 78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22:20:57.102540929</meta:creation-date>
    <dc:date>2023-10-01T20:28:49.246245959</dc:date>
    <meta:editing-duration>PT1H20M53S</meta:editing-duration>
    <meta:editing-cycles>23</meta:editing-cycles>
    <meta:generator>LibreOffice/7.3.7.2$Linux_X86_64 LibreOffice_project/30$Build-2</meta:generator>
    <meta:document-statistic meta:object-count="81"/>
  </office:meta>
</office:document-meta>
</file>